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fill="solid" draw:fill-color="#000000" draw:textarea-horizontal-align="center" draw:textarea-vertical-align="middle"/>
    </style:style>
    <style:style style:name="gr3" style:family="graphic" style:parent-style-name="standard">
      <style:graphic-properties draw:fill="solid" draw:fill-color="#c5000b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polygon draw:style-name="gr1" draw:text-style-name="P1" draw:layer="layout" svg:width="18.236cm" svg:height="19.945cm" svg:x="2.763cm" svg:y="1.635cm" svg:viewBox="0 0 18237 19946" draw:points="0,18236 0,0 18237,0 18237,18236 10828,18236 9119,19946 7409,18236">
          <text:p/>
        </draw:polygon>
        <draw:rect draw:style-name="gr2" draw:text-style-name="P1" draw:layer="layout" svg:width="13.677cm" svg:height="13.677cm" svg:x="5.043cm" svg:y="3.914cm">
          <text:p/>
        </draw:rect>
        <draw:polygon draw:style-name="gr1" draw:text-style-name="P1" draw:layer="layout" svg:width="18.236cm" svg:height="18.235cm" svg:x="1.635cm" svg:y="2.905cm" svg:viewBox="0 0 18237 18236" draw:points="0,18236 0,0 18237,0 18237,18236 10828,18236 8255,17780 7409,18236">
          <text:p/>
        </draw:polygon>
        <draw:rect draw:style-name="gr2" draw:text-style-name="P1" draw:layer="layout" svg:width="13.677cm" svg:height="13.677cm" svg:x="3.915cm" svg:y="5.184cm">
          <text:p/>
        </draw:rect>
        <draw:circle draw:style-name="gr3" draw:text-style-name="P1" draw:layer="layout" svg:width="2.279cm" svg:height="2.279cm" svg:x="7.979cm" svg:y="24.121cm">
          <text:p/>
        </draw:circle>
        <draw:circle draw:style-name="gr2" draw:text-style-name="P1" draw:layer="layout" svg:width="0.759cm" svg:height="0.759cm" svg:x="8.739cm" svg:y="24.881cm">
          <text:p/>
        </draw:circle>
        <draw:polygon draw:style-name="gr1" draw:text-style-name="P1" draw:layer="layout" svg:width="18.236cm" svg:height="19.945cm" svg:x="0cm" svg:y="4.175cm" svg:viewBox="0 0 18237 19946" draw:points="0,18236 0,0 18237,0 18237,18236 10828,18236 9119,19946 7409,18236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102cm" svg:stroke-color="#000000" draw:marker-start-width="0.457cm" draw:marker-start-center="false" draw:marker-end-width="0.457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Tim Engler</meta:initial-creator>
    <meta:creation-date>2012-07-05T15:42:54</meta:creation-date>
    <dc:date>2012-07-10T18:02:51</dc:date>
    <dc:creator>Tim Engler</dc:creator>
    <meta:editing-duration>PT18M49S</meta:editing-duration>
    <meta:editing-cycles>3</meta:editing-cycles>
    <meta:generator>OpenOffice.org/3.3$Unix OpenOffice.org_project/330m20$Build-9567</meta:generator>
    <meta:document-statistic meta:object-count="7"/>
  </office:meta>
</office:document-meta>
</file>